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be7c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officeooo:paragraph-rsid="001d2d47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36"><text:span text:style-name="T4">Octobre</text:span><text:span text:style-name="T5"> - </text:span><text:span text:style-name="T4">Oktobro</text:span></text:p>
          </table:table-cell>
          <table:covered-table-cell/>
        </table:table-row>
        <table:table-row>
          <table:table-cell table:style-name="Tableau14.A2" office:value-type="string">
            <text:p text:style-name="P35">6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7">13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8">2<text:span text:style-name="T9">0</text:span></text:p>
          </table:table-cell>
          <table:table-cell table:style-name="Tableau14.A2" office:value-type="string">
            <text:p text:style-name="P34">traduko</text:p>
          </table:table-cell>
        </table:table-row>
        <table:table-row>
          <table:table-cell table:style-name="Tableau14.A5" office:value-type="string">
            <text:p text:style-name="P33">2<text:span text:style-name="T9">7</text:span></text:p>
          </table:table-cell>
          <table:table-cell table:style-name="Tableau14.A5" office:value-type="string">
            <text:p text:style-name="P33">-</text:p>
          </table:table-cell>
        </table:table-row>
      </table:table>
      <text:p text:style-name="P32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8">-</text:p>
          </table:table-cell>
        </table:table-row>
        <table:table-row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5">1<text:span text:style-name="T8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>Mai - Majo</text:p>
          </table:table-cell>
          <table:covered-table-cell/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7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6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6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6" office:value-type="string">
            <text:p text:style-name="P9">3<text:span text:style-name="T6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6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6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6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13T10:55:53.995777105</dc:date>
    <dc:creator>Bob Correcteur</dc:creator>
    <meta:editing-duration>PT34M56S</meta:editing-duration>
    <meta:editing-cycles>29</meta:editing-cycles>
    <meta:generator>LibreOffice/7.3.6.2$Linux_X86_64 LibreOffice_project/30$Build-2</meta:generator>
    <meta:document-statistic meta:table-count="14" meta:image-count="0" meta:object-count="0" meta:page-count="2" meta:paragraph-count="134" meta:word-count="162" meta:character-count="621" meta:non-whitespace-character-count="593"/>
  </office:meta>
</office:document-meta>
</file>